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TableCell.newParagraph( Rtf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tfTableCell.RtfTableCell( RtfTableRow parent , Writer w , int cellWidth , RtfAttributes attrs , int id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TableCell.newTable( ITableColumnsInfo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ableCell.closeCurrentParagrap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ableCell.getCell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tfTableCell.paragraphNeedsPar( RtfParagraph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tfTableCell.setHMerge( int merg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Cell.getV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tfTableCell.new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ableCell.closeCurrentExternalGraph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ableCell.getH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Cell.newList( RtfAttributes attri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ableCell.writeRtf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TableCell.RtfTableCell( RtfTableRow parent , Writer w , int cellWidth , int id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TableCell.clos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TableCell.closeCurrent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ableCell.getText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tfTableCell.getR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TableCell.writeRtfSuffix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tfTableCell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Cell.setVMerge( int merg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tfTableCell.newPara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Cell.newTable( RtfAttributes attrs , ITableColumnsInfo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ableCell.writeRtf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TableCell.writeCellDef( int offse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RtfTableCell.closeCurrent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